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79pt"/>
    </style:style>
    <style:style style:name="co2" style:family="table-column">
      <style:table-column-properties fo:break-before="auto" style:column-width="827.29pt"/>
    </style:style>
    <style:style style:name="co3" style:family="table-column">
      <style:table-column-properties fo:break-before="auto" style:column-width="31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56.64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tion and Options</text:p>
          </table:table-cell>
          <table:table-cell office:value-type="string" calcext:value-type="string">
            <text:p>Group</text:p>
          </table:table-cell>
        </table:table-row>
        <table:table-row table:style-name="ro2">
          <table:table-cell office:value-type="string" calcext:value-type="string">
            <text:p>LE5.012</text:p>
          </table:table-cell>
          <table:table-cell office:value-type="string" calcext:value-type="string">
            <text:p>What is a genome?</text:p>
            <text:p>A sex chromosome (1)</text:p>
            <text:p>The entire sequence of an individual's DNA (2)</text:p>
            <text:p>All the genes in DNA (3)</text:p>
            <text:p>Gene expression (4)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E5.013</text:p>
          </table:table-cell>
          <table:table-cell office:value-type="string" calcext:value-type="string">
            <text:p>Which of the following 4 letter groups represent the base units of DNA?</text:p>
            <text:p>GHPO (1)</text:p>
            <text:p>HTPR (2) </text:p>
            <text:p>GCTA (3)</text:p>
            <text:p>LFWE  (4)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LE5.017</text:p>
          </table:table-cell>
          <table:table-cell office:value-type="string" calcext:value-type="string">
            <text:p>On average, how much of their total DNA is the same in two people selected at random</text:p>
            <text:p>Less 50% (1)</text:p>
            <text:p>75% (2)</text:p>
            <text:p>90% (3)</text:p>
            <text:p>More than 99% (4)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LE5.018</text:p>
          </table:table-cell>
          <table:table-cell office:value-type="string" calcext:value-type="string">
            <text:p>Genetic contribution to the risk for developing Schizophrenia comes from:</text:p>
            <text:p>One gene (1)</text:p>
            <text:p>Many genes (2)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LE5.024</text:p>
          </table:table-cell>
          <table:table-cell office:value-type="string" calcext:value-type="string">
            <text:p>The DNA sequence in two different cells, for example a neuron and a heart cell, of one person, is:</text:p>
            <text:p>Entirely different (1)</text:p>
            <text:p>About 50% the same  (2)</text:p>
            <text:p>More than 90% the same (3)</text:p>
            <text:p>100% identical (4)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LE5.030</text:p>
          </table:table-cell>
          <table:table-cell office:value-type="string" calcext:value-type="string">
            <text:p>Some of the genes that relate to dyslexia also relate to ADHD:</text:p>
            <text:p>True (1)</text:p>
            <text:p>False  (2)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LE5.031</text:p>
          </table:table-cell>
          <table:table-cell office:value-type="string" calcext:value-type="string">
            <text:p>If a report states 'the heritability of insomnia is approximately 30%' what would that mean?</text:p>
            <text:p>If someone has insomnia this is approximately 30% due to their genes (1)</text:p>
            <text:p>Approximately 30% of people will experience insomnia at some point in their lives (2)</text:p>
            <text:p>Genetic influences account for approximately 30% of the differences between people in insomnia (3)</text:p>
            <text:p>There is an approximately 30% chance that someone will pass insomnia onto their children (4)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3:43:34.738788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06:19:10.791321407</meta:creation-date>
    <dc:date>2022-04-07T01:46:01.794983011</dc:date>
    <meta:editing-duration>PT22H2M14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